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Default">
      <style:table-cell-properties fo:background-color="#ffffff"/>
    </style:style>
    <style:style style:name="ce119" style:family="table-cell" style:parent-style-name="Default">
      <style:table-cell-properties fo:background-color="#c0ffc0"/>
    </style:style>
    <style:style style:name="ce120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11-05T12:18:58" calcext:value-type="date">
            <text:p>2023-11-05 12:18:58</text:p>
          </table:table-cell>
          <table:table-cell table:style-name="ce22" office:value-type="date" office:date-value="2023-11-05" calcext:value-type="date">
            <text:p>2023-11-05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8M58S" calcext:value-type="time">
            <text:p>12:18:58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11-05T12:18:58" calcext:value-type="date">
            <text:p>2023-11-05 12:18:58</text:p>
          </table:table-cell>
          <table:table-cell table:style-name="ce23" office:value-type="date" office:date-value="2023-11-05" calcext:value-type="date">
            <text:p>2023-11-05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8M58S" calcext:value-type="time">
            <text:p>00:18:58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11-05T12:18:58" calcext:value-type="date">
            <text:p>2023-11-05 12:18:58</text:p>
          </table:table-cell>
          <table:table-cell table:style-name="ce24" office:value-type="date" office:date-value="2023-11-05" calcext:value-type="date">
            <text:p>2023-11-05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8M58S" calcext:value-type="time">
            <text:p>12:18:5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11-05T12:18:58" calcext:value-type="date">
            <text:p>2023-11-05 12:18:58</text:p>
          </table:table-cell>
          <table:table-cell table:style-name="ce25" office:value-type="date" office:date-value="2023-11-05" calcext:value-type="date">
            <text:p>2023-11-05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8M58S" calcext:value-type="time">
            <text:p>00:18:5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11-05T12:18:58" calcext:value-type="date">
            <text:p>2023-11-05 12:18:58</text:p>
          </table:table-cell>
          <table:table-cell table:style-name="ce26" office:value-type="date" office:date-value="2023-11-05" calcext:value-type="date">
            <text:p>2023-11-05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8M58S" calcext:value-type="time">
            <text:p>12:18:5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11-05T12:18:58" calcext:value-type="date">
            <text:p>2023-11-05 12:18:58</text:p>
          </table:table-cell>
          <table:table-cell table:style-name="ce27" office:value-type="date" office:date-value="2023-11-05" calcext:value-type="date">
            <text:p>2023-11-05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8M58S" calcext:value-type="time">
            <text:p>00:18:5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11-05T12:18:58" calcext:value-type="date">
            <text:p>2023-11-05 12:18:58</text:p>
          </table:table-cell>
          <table:table-cell table:style-name="ce28" office:value-type="date" office:date-value="2023-11-05" calcext:value-type="date">
            <text:p>2023-11-05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8M58S" calcext:value-type="time">
            <text:p>12:18:5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11-05T12:18:58" calcext:value-type="date">
            <text:p>2023-11-05 12:18:58</text:p>
          </table:table-cell>
          <table:table-cell table:style-name="ce29" office:value-type="date" office:date-value="2023-11-05" calcext:value-type="date">
            <text:p>2023-11-05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8M58S" calcext:value-type="time">
            <text:p>00:18:5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11-05T12:18:58" calcext:value-type="date">
            <text:p>2023-11-05 12:18:58</text:p>
          </table:table-cell>
          <table:table-cell table:style-name="ce30" office:value-type="date" office:date-value="2023-11-05" calcext:value-type="date">
            <text:p>2023-11-05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8M58S" calcext:value-type="time">
            <text:p>12:18:5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11-05T12:18:59" calcext:value-type="date">
            <text:p>2023-11-05 12:18:59</text:p>
          </table:table-cell>
          <table:table-cell table:style-name="ce31" office:value-type="date" office:date-value="2023-11-05" calcext:value-type="date">
            <text:p>2023-11-05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8M59S" calcext:value-type="time">
            <text:p>00:18:5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11-05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11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118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11-05T12:18:59" calcext:value-type="date">
            <text:p>2023-11-05 12:18:5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11-05T12:18:59" calcext:value-type="date">
            <text:p>2023-11-05 12:18:59</text:p>
          </table:table-cell>
        </table:table-row>
      </table:table>
      <table:table table:name="Internal style names" table:style-name="ta2">
        <table:table-column table:style-name="co2" table:default-cell-style-name="ce118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8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8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8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9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20" office:value-type="string" calcext:value-type="string" table:number-columns-spanned="2" table:number-rows-spanned="1">
            <text:p>0:00:01.920672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185" calcext:value-type="float">
            <text:p>185</text:p>
          </table:table-cell>
          <table:table-cell office:value-type="float" office:value="0.577935" calcext:value-type="float">
            <text:p>0,58</text:p>
          </table:table-cell>
          <table:table-cell office:value-type="float" office:value="0.00309506417112299" calcext:value-type="float">
            <text:p>0,003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54708" calcext:value-type="float">
            <text:p>0,05</text:p>
          </table:table-cell>
          <table:table-cell office:value-type="float" office:value="0.00390771428571429" calcext:value-type="float">
            <text:p>0,003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40263" calcext:value-type="float">
            <text:p>0,04</text:p>
          </table:table-cell>
          <table:table-cell office:value-type="float" office:value="0.00335525" calcext:value-type="float">
            <text:p>0,003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51698" calcext:value-type="float">
            <text:p>0,05</text:p>
          </table:table-cell>
          <table:table-cell office:value-type="float" office:value="0.00574422222222222" calcext:value-type="float">
            <text:p>0,005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160633" calcext:value-type="float">
            <text:p>0,16</text:p>
          </table:table-cell>
          <table:table-cell office:value-type="float" office:value="0.0321266" calcext:value-type="float">
            <text:p>0,032127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25" calcext:value-type="float">
            <text:p>225</text:p>
          </table:table-cell>
          <table:table-cell table:style-name="ce87" table:formula="of:=SUM([.C4:.C8])" office:value-type="float" office:value="0.885237" calcext:value-type="float">
            <text:p>0,89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2:18:58.1903029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2:18:57</meta:creation-date>
    <meta:generator>LibreOffice/7.5.7.1$Linux_X86_64 LibreOffice_project/50$Build-1</meta:generator>
    <meta:editing-duration>PT1S</meta:editing-duration>
    <meta:editing-cycles>2</meta:editing-cycles>
    <meta:initial-creator>Turulomio</meta:initial-creator>
    <dc:description>Este fichero ha sido generado con UnoGenerator-0.35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11-05T12:18:59.678098179</dc:date>
    <dc:title>Ejemplo ODS con UnoGenerator</dc:title>
    <meta:document-statistic meta:table-count="9" meta:cell-count="3414" meta:object-count="0"/>
  </office:meta>
</office:document-meta>
</file>